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</text:p>
          </table:table-cell>
          <table:table-cell table:formula="of:=17.95/3" office:value-type="float" office:value="5.98333333333333" calcext:value-type="float">
            <text:p>5.98333333333333</text:p>
          </table:table-cell>
        </table:table-row>
        <table:table-row table:style-name="ro1">
          <table:table-cell office:value-type="string" calcext:value-type="string">
            <text:p>Components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formula="of:=SUM([.B1:.B3])" office:value-type="float" office:value="13.6833333333333" calcext:value-type="float">
            <text:p>13.6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3:00:18.905554743</meta:creation-date>
    <dc:date>2018-12-23T03:05:58.279296350</dc:date>
    <meta:editing-duration>PT5M39S</meta:editing-duration>
    <meta:editing-cycles>1</meta:editing-cycles>
    <meta:generator>LibreOffice/6.0.6.2$Linux_X86_64 LibreOffice_project/00m0$Build-2</meta:generator>
    <meta:document-statistic meta:table-count="1" meta:cell-count="7" meta:object-count="0"/>
  </office:meta>
</office:document-meta>
</file>